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000000137E92A24FA3E251D72.png" manifest:media-type="image/png"/>
  <manifest:file-entry manifest:full-path="Pictures/10000001000003D1000001F497D9D01D99D008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a3d" officeooo:paragraph-rsid="00167a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4.718cm" draw:z-index="0"><draw:image xlink:href="Pictures/100000010000046000000137E92A24FA3E251D72.png" xlink:type="simple" xlink:show="embed" xlink:actuate="onLoad" draw:mime-type="image/png"/></draw:frame>1</text:p>
      <text:p text:style-name="P1"><draw:frame draw:style-name="fr1" draw:name="Изображение2" text:anchor-type="char" svg:width="17cm" svg:height="8.7cm" draw:z-index="1"><draw:image xlink:href="Pictures/10000001000003D1000001F497D9D01D99D00869.png" xlink:type="simple" xlink:show="embed" xlink:actuate="onLoad" draw:mime-type="image/png"/></draw:frame>1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23:25:34.079000000</meta:creation-date>
    <dc:date>2025-05-01T23:26:17.013000000</dc:date>
    <meta:editing-duration>PT43S</meta:editing-duration>
    <meta:editing-cycles>1</meta:editing-cycles>
    <meta:document-statistic meta:table-count="0" meta:image-count="2" meta:object-count="0" meta:page-count="1" meta:paragraph-count="2" meta:word-count="2" meta:character-count="2" meta:non-whitespace-character-count="2"/>
    <meta:generator>LibreOffice/7.6.1.2$Windows_X86_64 LibreOffice_project/f5defcebd022c5bc36bbb79be232cb6926d8f674</meta:generator>
  </office:meta>
</office:document-meta>
</file>